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cs" fo:country="CZ" officeooo:rsid="000dca20" officeooo:paragraph-rsid="000dca20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2">
      <style:text-properties fo:language="cs" fo:country="CZ" officeooo:paragraph-rsid="0014b358"/>
    </style:style>
    <style:style style:name="P4" style:family="paragraph" style:parent-style-name="Text_20_body" style:list-style-name="L1">
      <style:text-properties officeooo:rsid="000f913a" officeooo:paragraph-rsid="0014b358"/>
    </style:style>
    <style:style style:name="P5" style:family="paragraph" style:parent-style-name="Text_20_body" style:list-style-name="L2">
      <style:text-properties officeooo:paragraph-rsid="001181b5"/>
    </style:style>
    <style:style style:name="P6" style:family="paragraph" style:parent-style-name="Text_20_body" style:list-style-name="L2">
      <style:text-properties officeooo:rsid="001181b5" officeooo:paragraph-rsid="001181b5"/>
    </style:style>
    <style:style style:name="P7" style:family="paragraph" style:parent-style-name="Text_20_body" style:list-style-name="L3">
      <style:text-properties officeooo:rsid="001218cd" officeooo:paragraph-rsid="001218cd"/>
    </style:style>
    <style:style style:name="P8" style:family="paragraph" style:parent-style-name="Text_20_body" style:list-style-name="L4">
      <style:text-properties officeooo:rsid="001407ca" officeooo:paragraph-rsid="001407ca"/>
    </style:style>
    <style:style style:name="P9" style:family="paragraph" style:parent-style-name="Text_20_body" style:list-style-name="L5">
      <style:text-properties officeooo:rsid="001407ca" officeooo:paragraph-rsid="001407ca"/>
    </style:style>
    <style:style style:name="P10" style:family="paragraph" style:parent-style-name="Text_20_body" style:list-style-name="L6">
      <style:text-properties officeooo:rsid="001407ca" officeooo:paragraph-rsid="001407ca"/>
    </style:style>
    <style:style style:name="P11" style:family="paragraph" style:parent-style-name="Text_20_body" style:list-style-name="L6">
      <style:text-properties officeooo:rsid="00143eee" officeooo:paragraph-rsid="00143eee"/>
    </style:style>
    <style:style style:name="P12" style:family="paragraph" style:parent-style-name="Text_20_body" style:list-style-name="L7">
      <style:text-properties officeooo:rsid="00143eee" officeooo:paragraph-rsid="00143eee"/>
    </style:style>
    <style:style style:name="P13" style:family="paragraph" style:parent-style-name="Text_20_body" style:list-style-name="L3">
      <style:text-properties officeooo:rsid="0015c617" officeooo:paragraph-rsid="0015c617"/>
    </style:style>
    <style:style style:name="P14" style:family="paragraph" style:parent-style-name="Text_20_body" style:list-style-name="L8">
      <style:text-properties officeooo:rsid="0017bcee" officeooo:paragraph-rsid="0017bcee"/>
    </style:style>
    <style:style style:name="P15" style:family="paragraph" style:parent-style-name="Text_20_body" style:list-style-name="L9">
      <style:text-properties officeooo:rsid="0018a963" officeooo:paragraph-rsid="0018a963"/>
    </style:style>
    <style:style style:name="P16" style:family="paragraph" style:parent-style-name="Text_20_body" style:list-style-name="L10">
      <style:text-properties officeooo:rsid="0019374a" officeooo:paragraph-rsid="0019374a"/>
    </style:style>
    <style:style style:name="P17" style:family="paragraph" style:parent-style-name="Text_20_body" style:list-style-name="L10">
      <style:text-properties officeooo:rsid="0019cea9" officeooo:paragraph-rsid="0019cea9"/>
    </style:style>
    <style:style style:name="T1" style:family="text">
      <style:text-properties officeooo:rsid="000f913a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f913a"/>
    </style:style>
    <style:style style:name="T4" style:family="text">
      <style:text-properties fo:language="cs" fo:country="CZ" officeooo:rsid="001181b5"/>
    </style:style>
    <style:style style:name="T5" style:family="text">
      <style:text-properties fo:language="cs" fo:country="CZ" officeooo:rsid="001218cd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style:text-underline-style="none" style:font-style-asian="italic" style:font-style-complex="italic"/>
    </style:style>
    <style:style style:name="T8" style:family="text">
      <style:text-properties fo:language="cs" fo:country="CZ" officeooo:rsid="001407ca"/>
    </style:style>
    <style:style style:name="T9" style:family="text">
      <style:text-properties fo:language="cs" fo:country="CZ" officeooo:rsid="00143eee"/>
    </style:style>
    <style:style style:name="T10" style:family="text">
      <style:text-properties fo:language="cs" fo:country="CZ" officeooo:rsid="0015c617"/>
    </style:style>
    <style:style style:name="T11" style:family="text">
      <style:text-properties fo:language="cs" fo:country="CZ" officeooo:rsid="0019374a"/>
    </style:style>
    <style:style style:name="T12" style:family="text">
      <style:text-properties fo:language="cs" fo:country="CZ" fo:font-style="normal" style:font-style-asian="normal" style:font-style-complex="normal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officeooo:rsid="001181b5" style:language-asian="zxx" style:country-asian="none" style:language-complex="zxx" style:country-complex="none"/>
    </style:style>
    <style:style style:name="T15" style:family="text">
      <style:text-properties officeooo:rsid="0015c617"/>
    </style:style>
    <style:style style:name="T16" style:family="text">
      <style:text-properties officeooo:rsid="0018a9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žadavky Clubeek – samostatná verze</text:h>
      <text:h text:style-name="P3" text:outline-level="2"><text:date style:data-style-name="N37" text:date-value="2015-02-25T17:38:24.709999845" text:fixed="true">25.02.2015</text:date> : <text:span text:style-name="T16">Revidovat databázové funkce</text:span></text:h>
      <text:list xml:id="list6689550254056383026" text:style-name="L9">
        <text:list-item>
          <text:p text:style-name="P15"><text:span text:style-name="T2">Ochrana proti </text:span><text:span text:style-name="T13">SQL injection (Prepared statement)</text:span></text:p>
        </text:list-item>
        <text:list-item>
          <text:p text:style-name="P15"><text:span text:style-name="T2">Podpora pro hromadné editace a mazání</text:span></text:p>
        </text:list-item>
        <text:list-item>
          <text:p text:style-name="P15"><text:span text:style-name="T2">Vyhodnotit potřebu přechodu na jinou databázi (PostgreSQL).</text:span></text:p>
        </text:list-item>
      </text:list>
      <text:h text:style-name="P3" text:outline-level="2"><text:date style:data-style-name="N37" text:date-value="2015-02-25T15:54:42.025000127" text:fixed="true">25.02.2015</text:date> : <text:span text:style-name="T1">Stylování vzhledu</text:span></text:h>
      <text:list xml:id="list2399164529491854949" text:style-name="L1">
        <text:list-item>
          <text:p text:style-name="P4"><text:span text:style-name="T2">Vzhled aplikace pomocí Sass a tématu Valo.</text:span></text:p>
        </text:list-item>
        <text:list-item>
          <text:p text:style-name="P4"><text:span text:style-name="T2">Preferovat zobrazení co největšího počtu informací (menší písmo, řádkování … ).</text:span></text:p>
        </text:list-item>
        <text:list-item>
          <text:p text:style-name="P4"><text:span text:style-name="T2">Sdílet styly pro více variant Valo stylu. Nastavení pomocí proměnných.</text:span></text:p>
        </text:list-item>
        <text:list-item>
          <text:p text:style-name="P4"><text:span text:style-name="T3">Optimalizace převodu Sass na CSS (vyloučení tříd pro nepoužívané prvky). <text:s/></text:span></text:p>
        </text:list-item>
      </text:list>
      <text:h text:style-name="P2" text:outline-level="2"><text:date style:data-style-name="N37" text:date-value="2015-02-25T16:47:00.192999788" text:fixed="true">25.02.2015</text:date> : <text:span text:style-name="T15">Zrevidovat zadávání vlastností mužstva</text:span></text:h>
      <text:list xml:id="list512522237675091674" text:style-name="L5">
        <text:list-item>
          <text:p text:style-name="P9"><text:span text:style-name="T2">V dialogu umožnit nahrát ikonu mužstva.</text:span></text:p>
        </text:list-item>
        <text:list-item>
          <text:p text:style-name="P9"><text:span text:style-name="T2">Promyslet formu zadávání GPS (jeden text, který se bude analyzovat, více vstupů) a použití GPS (využití pro zobrazení na mapě, API mapy.cz nebo google).</text:span></text:p>
        </text:list-item>
        <text:list-item>
          <text:p text:style-name="P9"><text:span text:style-name="T2">Promyslet využití adresy pro zobrazení na mapě (podobné jako GPS).</text:span></text:p>
        </text:list-item>
      </text:list>
      <text:h text:style-name="Heading_20_2" text:outline-level="2"><text:span text:style-name="T2"><text:date style:data-style-name="N37" text:date-value="2015-02-25T16:52:16.034000013" text:fixed="true">25.02.2015</text:date></text:span><text:span text:style-name="T2"> : </text:span><text:span text:style-name="T8">Karta mužstva </text:span><text:span text:style-name="T11">(soupeř)</text:span></text:h>
      <text:list xml:id="list1585504484230015393" text:style-name="L7">
        <text:list-item>
          <text:p text:style-name="P12"><text:span text:style-name="T8">K</text:span><text:span text:style-name="T2">omponenta typu View (com.clubeek.ui.views).</text:span></text:p>
        </text:list-item>
      </text:list>
      <text:list xml:id="list298222795891890369" text:style-name="L6">
        <text:list-item>
          <text:p text:style-name="P10"><text:span text:style-name="T2">Stránka zobrazující </text:span><text:span text:style-name="T9">všechny informace o jednom mužstvu.</text:span></text:p>
        </text:list-item>
        <text:list-item>
          <text:p text:style-name="P11"><text:span text:style-name="T2">Zobrazit polohu na mapě atd.</text:span></text:p>
        </text:list-item>
      </text:list>
      <text:h text:style-name="Heading_20_2" text:outline-level="2"><text:span text:style-name="T2"><text:date style:data-style-name="N37" text:date-value="2015-02-25T18:01:01.862999922" text:fixed="true">25.02.2015</text:date></text:span><text:span text:style-name="T2"> : </text:span><text:span text:style-name="T11">Karta hráče</text:span></text:h>
      <text:list xml:id="list4426755941720124743" text:style-name="L10">
        <text:list-item>
          <text:p text:style-name="P16"><text:span text:style-name="T2">Komponenta typu View (com.clubeek.ui.views) zobrazující všechny informace o hráči</text:span></text:p>
        </text:list-item>
        <text:list-item>
          <text:p text:style-name="P16"><text:span text:style-name="T2">Do vlastností hráče doplnit </text:span><text:span text:style-name="T6">Charakteristika hráče</text:span><text:span text:style-name="T12"> </text:span></text:p>
        </text:list-item>
        <text:list-item>
          <text:p text:style-name="P16"><text:span text:style-name="T12">Kontakty zobrazit pouze přihlášenému uživateli.</text:span></text:p>
        </text:list-item>
        <text:list-item>
          <text:p text:style-name="P17"><text:span text:style-name="T12">Tabulka s přihlášením na všechny akce (tréninky, zápasy a akce) na které se může hráč přihlásit.</text:span></text:p>
        </text:list-item>
      </text:list>
      <text:h text:style-name="Heading_20_2" text:outline-level="2"><text:span text:style-name="T2"><text:date style:data-style-name="N37" text:date-value="2015-02-25T17:16:24.948999853" text:fixed="true">25.02.2015</text:date></text:span><text:span text:style-name="T2"> : </text:span><text:span text:style-name="T10">Zrevidovat zadávání tréninku</text:span></text:h>
      <text:list xml:id="list9089711578573032603" text:style-name="L8">
        <text:list-item>
          <text:p text:style-name="P14"><text:span text:style-name="T10">P</text:span><text:span text:style-name="T2">ři přidávání umožnit opakování akce (akce se v cyklu vloží několikrát s jiným datem)</text:span></text:p>
        </text:list-item>
        <text:list-item>
          <text:p text:style-name="P14"><text:span text:style-name="T2">Umožnit hromadnou editaci (změna začátku tréninku, konce tréninku a místa tréninku)</text:span></text:p>
        </text:list-item>
        <text:list-item>
          <text:p text:style-name="P14"><text:span text:style-name="T2">Umožnit zadávání účasti na již uskutečněném tréninku.</text:span></text:p>
        </text:list-item>
      </text:list>
      <text:h text:style-name="Heading_20_2" text:outline-level="2"><text:span text:style-name="T2"><text:date style:data-style-name="N37" text:date-value="2015-02-25T16:08:57.935000052" text:fixed="true">25.02.2015</text:date></text:span><text:span text:style-name="T2"> : </text:span><text:span text:style-name="T4">Nahradit GWT editor</text:span></text:h>
      <text:list xml:id="list7938004714643512114" text:style-name="L2">
        <text:list-item>
          <text:p text:style-name="P6"><text:span text:style-name="T2">Nahradit GWT editor, který má omezenou funkcionalitu, nějakým javascript-based editorem.</text:span></text:p>
        </text:list-item>
        <text:list-item>
          <text:p text:style-name="P5"><text:span text:style-name="T14">Add-on TinyMCE Wrapper (</text:span><text:a xlink:type="simple" xlink:href="https://vaadin.com/directory#addon/tinymce-wrapper:vaadin" text:style-name="Internet_20_link" text:visited-style-name="Visited_20_Internet_20_Link"><text:span text:style-name="T14">https://vaadin.com/directory#addon/tinymce-wrapper:vaadin</text:span></text:a><text:span text:style-name="T14">)</text:span></text:p>
        </text:list-item>
        <text:list-item>
          <text:p text:style-name="P6"><text:span text:style-name="T13">Add-on CKEditor wrapper for Vaadin (</text:span><text:a xlink:type="simple" xlink:href="https://vaadin.com/directory#addon/ckeditor-wrapper-for-vaadin:vaadin" text:style-name="Internet_20_link" text:visited-style-name="Visited_20_Internet_20_Link"><text:span text:style-name="T13">https://vaadin.com/directory#addon/ckeditor-wrapper-for-vaadin:vaadin</text:span></text:a><text:span text:style-name="T13">)</text:span></text:p>
        </text:list-item>
      </text:list>
      <text:h text:style-name="Heading_20_2" text:outline-level="2"><text:span text:style-name="T2"><text:date style:data-style-name="N37" text:date-value="2015-02-25T16:27:57.428000257" text:fixed="true">25.02.2015</text:date></text:span><text:span text:style-name="T2"> : </text:span><text:span text:style-name="T5">Vylepšit chování tabulky</text:span></text:h>
      <text:list xml:id="list675288069358534307" text:style-name="L3">
        <text:list-item>
          <text:p text:style-name="P7"><text:span text:style-name="T2">Funkce </text:span><text:span text:style-name="T6">Upravit</text:span><text:span text:style-name="T2">, </text:span><text:span text:style-name="T7">Odstranit</text:span><text:span text:style-name="T2">, </text:span><text:span text:style-name="T6">Nahoru</text:span><text:span text:style-name="T2">, </text:span><text:span text:style-name="T6">Dolů</text:span><text:span text:style-name="T2"> vložit přímo do tabulky.</text:span></text:p>
        </text:list-item>
        <text:list-item>
          <text:p text:style-name="P7"><text:span text:style-name="T2">Funkce vkládat volitelně.</text:span></text:p>
        </text:list-item>
        <text:list-item>
          <text:p text:style-name="P7"><text:span text:style-name="T2">Odstranit zobrazování vybrané řádky.</text:span></text:p>
        </text:list-item>
        <text:list-item>
          <text:p text:style-name="P13"><text:span text:style-name="T2">Umožnit hromadnou editaci a hromadné mazání (CheckBox na začátku řádky)</text:span></text:p>
        </text:list-item>
      </text:list>
      <text:h text:style-name="Heading_20_2" text:outline-level="2"><text:span text:style-name="T2"><text:date style:data-style-name="N37" text:date-value="2015-02-25T16:38:21.368000102" text:fixed="true">25.02.2015</text:date></text:span><text:span text:style-name="T2"> : </text:span><text:span text:style-name="T8">Nahradit standardní tabulku filtrovací tabulkou</text:span></text:h>
      <text:list xml:id="list4296907486606391720" text:style-name="L4">
        <text:list-item>
          <text:p text:style-name="P8"><text:span text:style-name="T13">Add-on FilteringTable (</text:span><text:a xlink:type="simple" xlink:href="https://vaadin.com/directory#addon/filteringtable:vaadin" text:style-name="Internet_20_link" text:visited-style-name="Visited_20_Internet_20_Link"><text:span text:style-name="T13">https://vaadin.com/directory#addon/filteringtable:vaadin</text:span></text:a><text:span text:style-name="T13">)</text:span></text:p>
        </text:list-item>
        <text:list-item>
          <text:p text:style-name="P8"><text:span text:style-name="T2">Využít stránkování i filtrování.</text:span></text:p>
        </text:list-item>
      </text:list>
      <text:h text:style-name="Heading_20_2" text:outline-level="2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/>
      <style:text-properties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5:51:06.328000000</meta:creation-date>
    <meta:generator>LibreOffice/4.3.5.2$Windows_x86 LibreOffice_project/3a87456aaa6a95c63eea1c1b3201acedf0751bd5</meta:generator>
    <dc:date>2015-02-25T18:07:46.616000000</dc:date>
    <meta:editing-duration>PT1H41M9S</meta:editing-duration>
    <meta:editing-cycles>10</meta:editing-cycles>
    <meta:document-statistic meta:table-count="0" meta:image-count="0" meta:object-count="0" meta:page-count="1" meta:paragraph-count="39" meta:word-count="313" meta:character-count="2287" meta:non-whitespace-character-count="2038"/>
  </office:meta>
</office:document-meta>
</file>